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3.1882in"/>
    </style:style>
    <style:style style:name="Table1.B" style:family="table-column">
      <style:table-column-properties style:column-width="3.7389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4375in"/>
    </style:style>
    <style:style style:name="Table2.C" style:family="table-column">
      <style:table-column-properties style:column-width="2.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2a821" officeooo:paragraph-rsid="0002a821"/>
    </style:style>
    <style:style style:name="P2" style:family="paragraph" style:parent-style-name="Text_20_body">
      <style:text-properties officeooo:rsid="0002a821" officeooo:paragraph-rsid="0002a821"/>
    </style:style>
    <style:style style:name="P3" style:family="paragraph" style:parent-style-name="Text_20_body">
      <style:text-properties officeooo:rsid="0002a821" officeooo:paragraph-rsid="0002da86"/>
    </style:style>
    <style:style style:name="P4" style:family="paragraph" style:parent-style-name="Preformatted_20_Text">
      <style:text-properties officeooo:rsid="0002da86" officeooo:paragraph-rsid="0002da86"/>
    </style:style>
    <style:style style:name="P5" style:family="paragraph" style:parent-style-name="Table_20_Contents">
      <style:text-properties officeooo:rsid="0002da86" officeooo:paragraph-rsid="0002da86"/>
    </style:style>
    <style:style style:name="P6" style:family="paragraph" style:parent-style-name="Text_20_body">
      <style:text-properties officeooo:rsid="0002da86" officeooo:paragraph-rsid="0002da86"/>
    </style:style>
    <style:style style:name="P7" style:family="paragraph" style:parent-style-name="Preformatted_20_Text">
      <style:text-properties officeooo:paragraph-rsid="00089572"/>
    </style:style>
    <style:style style:name="P8" style:family="paragraph" style:parent-style-name="Preformatted_20_Text">
      <style:text-properties officeooo:paragraph-rsid="00092068"/>
    </style:style>
    <style:style style:name="P9" style:family="paragraph" style:parent-style-name="Preformatted_20_Text">
      <style:text-properties officeooo:paragraph-rsid="000c3e29"/>
    </style:style>
    <style:style style:name="P10" style:family="paragraph" style:parent-style-name="Text_20_body">
      <style:text-properties officeooo:paragraph-rsid="000c3e29"/>
    </style:style>
    <style:style style:name="P11" style:family="paragraph" style:parent-style-name="Preformatted_20_Text">
      <style:text-properties officeooo:rsid="000c3e29" officeooo:paragraph-rsid="000c3e29"/>
    </style:style>
    <style:style style:name="P12" style:family="paragraph" style:parent-style-name="Standard">
      <style:text-properties officeooo:rsid="000c3e29" officeooo:paragraph-rsid="000c3e29"/>
    </style:style>
    <style:style style:name="P13" style:family="paragraph" style:parent-style-name="Text_20_body">
      <style:text-properties officeooo:rsid="000c3e29" officeooo:paragraph-rsid="000c3e29"/>
    </style:style>
    <style:style style:name="P14" style:family="paragraph" style:parent-style-name="Table_20_Contents">
      <style:paragraph-properties fo:text-align="center" style:justify-single-word="false"/>
      <style:text-properties fo:font-weight="bold" officeooo:rsid="000e4ca9" officeooo:paragraph-rsid="000178a1" style:font-weight-asian="bold" style:font-weight-complex="bold"/>
    </style:style>
    <style:style style:name="P15" style:family="paragraph" style:parent-style-name="Table_20_Contents">
      <style:paragraph-properties fo:text-align="center" style:justify-single-word="false"/>
      <style:text-properties fo:font-weight="bold" officeooo:rsid="0006dc85" officeooo:paragraph-rsid="0006dc85" style:font-weight-asian="bold"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able_20_Contents">
      <style:text-properties officeooo:rsid="000178a1" officeooo:paragraph-rsid="000178a1"/>
    </style:style>
    <style:style style:name="P18" style:family="paragraph" style:parent-style-name="Text_20_body">
      <style:text-properties officeooo:rsid="000178a1" officeooo:paragraph-rsid="000178a1"/>
    </style:style>
    <style:style style:name="P19" style:family="paragraph" style:parent-style-name="Table_20_Contents">
      <style:paragraph-properties fo:text-align="center" style:justify-single-word="false"/>
      <style:text-properties style:font-name="Liberation Mono" fo:font-size="10pt" officeooo:rsid="000178a1" officeooo:paragraph-rsid="000178a1" style:font-size-asian="10pt" style:font-size-complex="10pt"/>
    </style:style>
    <style:style style:name="P20" style:family="paragraph" style:parent-style-name="Table_20_Contents">
      <style:paragraph-properties fo:text-align="center" style:justify-single-word="false"/>
      <style:text-properties style:font-name="Liberation Mono" fo:font-size="10pt" officeooo:paragraph-rsid="000178a1" style:font-size-asian="10pt" style:font-size-complex="10pt"/>
    </style:style>
    <style:style style:name="P21" style:family="paragraph" style:parent-style-name="Text_20_body">
      <style:paragraph-properties fo:text-align="center" style:justify-single-word="false"/>
      <style:text-properties style:font-name="Liberation Mono" fo:font-size="10pt" officeooo:rsid="0002a821" officeooo:paragraph-rsid="0002da86" style:font-size-asian="10pt" style:font-size-complex="10pt"/>
    </style:style>
    <style:style style:name="P22" style:family="paragraph" style:parent-style-name="Text_20_body">
      <style:text-properties officeooo:rsid="00010485" officeooo:paragraph-rsid="00010485"/>
    </style:style>
    <style:style style:name="P23" style:family="paragraph" style:parent-style-name="Text_20_body">
      <style:text-properties officeooo:rsid="0014fd60" officeooo:paragraph-rsid="0014fd60"/>
    </style:style>
    <style:style style:name="P24" style:family="paragraph" style:parent-style-name="Footnote">
      <style:text-properties officeooo:rsid="001fee28" officeooo:paragraph-rsid="001fee28"/>
    </style:style>
    <style:style style:name="P25" style:family="paragraph" style:parent-style-name="Heading_20_2">
      <style:text-properties officeooo:rsid="0002a821" officeooo:paragraph-rsid="0002a821"/>
    </style:style>
    <style:style style:name="P26" style:family="paragraph" style:parent-style-name="Heading_20_2">
      <style:text-properties officeooo:rsid="001e455d" officeooo:paragraph-rsid="001e455d"/>
    </style:style>
    <style:style style:name="P27" style:family="paragraph" style:parent-style-name="Heading_20_3">
      <style:text-properties officeooo:rsid="001f17f7" officeooo:paragraph-rsid="001f17f7"/>
    </style:style>
    <style:style style:name="P28" style:family="paragraph" style:parent-style-name="Preformatted_20_Text">
      <style:text-properties officeooo:rsid="0002a821" officeooo:paragraph-rsid="001e455d"/>
    </style:style>
    <style:style style:name="P29" style:family="paragraph" style:parent-style-name="Preformatted_20_Text">
      <style:text-properties officeooo:paragraph-rsid="001f17f7"/>
    </style:style>
    <style:style style:name="P30" style:family="paragraph" style:parent-style-name="Preformatted_20_Text">
      <style:text-properties officeooo:paragraph-rsid="001fee28"/>
    </style:style>
    <style:style style:name="P31" style:family="paragraph" style:parent-style-name="Standard">
      <style:text-properties officeooo:paragraph-rsid="000178a1"/>
    </style:style>
    <style:style style:name="P32" style:family="paragraph" style:parent-style-name="Table_20_Contents">
      <style:paragraph-properties fo:text-align="center" style:justify-single-word="false"/>
      <style:text-properties style:font-name="Liberation Mono" fo:font-size="10pt" officeooo:rsid="001e455d" officeooo:paragraph-rsid="001e455d" style:font-size-asian="10pt" style:font-size-complex="10pt"/>
    </style:style>
    <style:style style:name="P33" style:family="paragraph" style:parent-style-name="Table_20_Contents">
      <style:text-properties officeooo:rsid="000178a1" officeooo:paragraph-rsid="001e455d"/>
    </style:style>
    <style:style style:name="P34" style:family="paragraph" style:parent-style-name="Table_20_Contents">
      <style:text-properties officeooo:rsid="001e455d" officeooo:paragraph-rsid="001e455d"/>
    </style:style>
    <style:style style:name="P35" style:family="paragraph" style:parent-style-name="Text_20_body" style:list-style-name="L1">
      <style:text-properties officeooo:rsid="001e455d" officeooo:paragraph-rsid="001e455d"/>
    </style:style>
    <style:style style:name="P36" style:family="paragraph" style:parent-style-name="Text_20_body">
      <style:text-properties officeooo:rsid="001e455d" officeooo:paragraph-rsid="001e455d"/>
    </style:style>
    <style:style style:name="P37" style:family="paragraph" style:parent-style-name="Text_20_body">
      <style:text-properties officeooo:rsid="0002a821" officeooo:paragraph-rsid="0002a821"/>
    </style:style>
    <style:style style:name="P38" style:family="paragraph" style:parent-style-name="Text_20_body">
      <style:text-properties officeooo:rsid="0002a821" officeooo:paragraph-rsid="001e455d"/>
    </style:style>
    <style:style style:name="P39" style:family="paragraph" style:parent-style-name="Text_20_body">
      <style:text-properties officeooo:rsid="0016bc7c" officeooo:paragraph-rsid="0016bc7c"/>
    </style:style>
    <style:style style:name="P40" style:family="paragraph" style:parent-style-name="Text_20_body">
      <style:text-properties officeooo:rsid="001f17f7" officeooo:paragraph-rsid="001f17f7"/>
    </style:style>
    <style:style style:name="P41" style:family="paragraph" style:parent-style-name="Text_20_body">
      <style:text-properties officeooo:rsid="001f8045" officeooo:paragraph-rsid="001f8045"/>
    </style:style>
    <style:style style:name="P42" style:family="paragraph" style:parent-style-name="Text_20_body">
      <style:text-properties officeooo:rsid="001fee28" officeooo:paragraph-rsid="001fee28"/>
    </style:style>
    <style:style style:name="P43" style:family="paragraph" style:parent-style-name="Text_20_body" style:list-style-name="L2">
      <style:text-properties officeooo:rsid="001fee28" officeooo:paragraph-rsid="001fee28"/>
    </style:style>
    <style:style style:name="P44" style:family="paragraph" style:parent-style-name="Text_20_body">
      <style:text-properties officeooo:rsid="002178e0" officeooo:paragraph-rsid="002178e0"/>
    </style:style>
    <style:style style:name="T1" style:family="text">
      <style:text-properties officeooo:rsid="000178a1"/>
    </style:style>
    <style:style style:name="T2" style:family="text">
      <style:text-properties officeooo:rsid="000e4ca9"/>
    </style:style>
    <style:style style:name="T3" style:family="text">
      <style:text-properties officeooo:rsid="0002a821"/>
    </style:style>
    <style:style style:name="T4" style:family="text">
      <style:text-properties style:font-name="Liberation Mono" fo:font-size="10pt" officeooo:rsid="0002a821" style:font-size-asian="10pt" style:font-size-complex="10pt"/>
    </style:style>
    <style:style style:name="T5" style:family="text">
      <style:text-properties style:font-name="Liberation Mono" fo:font-size="10pt" fo:font-weight="bold" officeooo:rsid="0003d12e" style:font-size-asian="10pt" style:font-weight-asian="bold" style:font-size-complex="10pt" style:font-weight-complex="bold"/>
    </style:style>
    <style:style style:name="T6" style:family="text">
      <style:text-properties officeooo:rsid="0002da86"/>
    </style:style>
    <style:style style:name="T7" style:family="text">
      <style:text-properties fo:font-style="italic" style:font-style-asian="italic" style:font-style-complex="italic"/>
    </style:style>
    <style:style style:name="T8" style:family="text">
      <style:text-properties fo:font-style="italic" officeooo:rsid="001f17f7"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f17f7" style:font-style-asian="normal" style:font-style-complex="normal"/>
    </style:style>
    <style:style style:name="T12" style:family="text">
      <style:text-properties fo:color="#ffff38" loext:opacity="100%" style:font-name="Liberation Mono" fo:font-size="10pt" fo:font-weight="bold" officeooo:rsid="0002da86" style:font-name-asian="Noto Sans Mono CJK SC" style:font-size-asian="10pt" style:font-name-complex="Liberation Mono" style:font-size-complex="10pt"/>
    </style:style>
    <style:style style:name="T13" style:family="text">
      <style:text-properties fo:color="#ffff38" loext:opacity="100%" style:font-name="Liberation Mono" fo:font-size="10pt" fo:font-weight="bold" officeooo:rsid="001093ff" style:font-name-asian="Noto Sans Mono CJK SC" style:font-size-asian="10pt" style:font-name-complex="Liberation Mono" style:font-size-complex="10pt"/>
    </style:style>
    <style:style style:name="T14" style:family="text">
      <style:text-properties officeooo:rsid="00032648"/>
    </style:style>
    <style:style style:name="T15" style:family="text">
      <style:text-properties officeooo:rsid="0003d12e"/>
    </style:style>
    <style:style style:name="T16" style:family="text">
      <style:text-properties officeooo:rsid="0005869e"/>
    </style:style>
    <style:style style:name="T17" style:family="text">
      <style:text-properties officeooo:rsid="000c3e29"/>
    </style:style>
    <style:style style:name="T18" style:family="text">
      <style:text-properties officeooo:rsid="000de3a3"/>
    </style:style>
    <style:style style:name="T19" style:family="text">
      <style:text-properties officeooo:rsid="001e455d"/>
    </style:style>
    <style:style style:name="T20" style:family="text">
      <style:text-properties fo:font-weight="bold" style:font-weight-asian="bold" style:font-weight-complex="bold"/>
    </style:style>
    <style:style style:name="T21" style:family="text">
      <style:text-properties fo:font-weight="bold" officeooo:rsid="001f17f7" style:font-weight-asian="bold" style:font-weight-complex="bold"/>
    </style:style>
    <style:style style:name="T22" style:family="text">
      <style:text-properties style:font-name="Liberation Mono" fo:font-size="10pt" fo:font-weight="bold" style:font-size-asian="10pt" style:font-weight-asian="bold" style:font-size-complex="10pt" style:font-weight-complex="bold"/>
    </style:style>
    <style:style style:name="T2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4" style:family="text">
      <style:text-properties officeooo:rsid="001f17f7"/>
    </style:style>
    <style:style style:name="T25" style:family="text">
      <style:text-properties officeooo:rsid="001fee28"/>
    </style:style>
    <style:style style:name="T26" style:family="text">
      <style:text-properties officeooo:rsid="002178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DB</text:p>
      <text:h text:style-name="Heading_20_1" text:outline-level="1">Introduction</text:h>
      <text:p text:style-name="P22">The QDL database extension. <text:span text:style-name="T1">A module that allows access to various databases </text:span><text:span text:style-name="T18">and has an extremely simple syntax – there are 4 functions and that’s it</text:span><text:span text:style-name="T1">. </text:span><text:span text:style-name="T14">This is designed not to be a full fledged database application, but a tools module that allows for all the basic access to various databases with the grunt work of converting between types as well as having a way to work seamlessly with native SQL types. Typically you would write your database application using this module.</text:span></text:p>
      <text:h text:style-name="Heading_20_1" text:outline-level="1">Loading the module</text:h>
      <text:p text:style-name="P18">To load the module, invoke</text:p>
      <text:p text:style-name="Preformatted_20_Text"><text:s text:c="3"/>q := module_load('edu.uiuc.ncsa.qdl.extensions.database.QDLDBModule', 'java')</text:p>
      <text:p text:style-name="Preformatted_20_Text"><text:s text:c="4"/>module_import(q)</text:p>
      <text:p text:style-name="P18"/>
      <text:p text:style-name="Heading">Supported functions</text:p>
      <text:p text:style-name="P18"/>
      <table:table table:name="Table1" table:style-name="Table1">
        <table:table-column table:style-name="Table1.A"/>
        <table:table-column table:style-name="Table1.B"/>
        <table:table-row>
          <table:table-cell table:style-name="Table1.A1" office:value-type="string">
            <text:p text:style-name="P14">Name</text:p>
          </table:table-cell>
          <table:table-cell table:style-name="Table1.B1" office:value-type="string">
            <text:p text:style-name="P14">Description</text:p>
          </table:table-cell>
        </table:table-row>
        <table:table-row>
          <table:table-cell table:style-name="Table1.A2" office:value-type="string">
            <text:p text:style-name="P32">batch_execute(stmt, args.)</text:p>
          </table:table-cell>
          <table:table-cell table:style-name="Table1.B2" office:value-type="string">
            <text:p text:style-name="P34">Run the same prepared statement with a stem of arguments.</text:p>
          </table:table-cell>
        </table:table-row>
        <table:table-row>
          <table:table-cell table:style-name="Table1.A2" office:value-type="string">
            <text:p text:style-name="P32">batch_read(stmt, args.{,flatten})</text:p>
          </table:table-cell>
          <table:table-cell table:style-name="Table1.B2" office:value-type="string">
            <text:p text:style-name="P34">Run the same read repeatedly using a stem of arguments. <text:span text:style-name="T26">Optionally trying to simplify the output.</text:span></text:p>
          </table:table-cell>
        </table:table-row>
        <table:table-row>
          <table:table-cell table:style-name="Table1.A2" office:value-type="string">
            <text:p text:style-name="P20"><text:span text:style-name="T1">connect</text:span>(<text:span text:style-name="T1">cfg.</text:span>)</text:p>
          </table:table-cell>
          <table:table-cell table:style-name="Table1.B2" office:value-type="string">
            <text:p text:style-name="P33">Open a connection to the database. <text:span text:style-name="T2">All </text:span>other <text:span text:style-name="T2">requests will fail until </text:span>this<text:span text:style-name="T2"> is called</text:span></text:p>
          </table:table-cell>
        </table:table-row>
        <table:table-row>
          <table:table-cell table:style-name="Table1.A2" office:value-type="string">
            <text:p text:style-name="P19">execute(stmt{,args.})</text:p>
          </table:table-cell>
          <table:table-cell table:style-name="Table1.B2" office:value-type="string">
            <text:p text:style-name="P17">Execute a statement with no result</text:p>
          </table:table-cell>
        </table:table-row>
        <table:table-row>
          <table:table-cell table:style-name="Table1.A2" office:value-type="string">
            <text:p text:style-name="P19">read(stmt{, args.})</text:p>
          </table:table-cell>
          <table:table-cell table:style-name="Table1.B2" office:value-type="string">
            <text:p text:style-name="P17">Execute a statement with a result</text:p>
          </table:table-cell>
        </table:table-row>
        <table:table-row>
          <table:table-cell table:style-name="Table1.A2" office:value-type="string">
            <text:p text:style-name="P19">update(stmt{,args.})</text:p>
          </table:table-cell>
          <table:table-cell table:style-name="Table1.B2" office:value-type="string">
            <text:p text:style-name="P17">Update an entry in the database</text:p>
          </table:table-cell>
        </table:table-row>
      </table:table>
      <text:p text:style-name="P31"/>
      <text:h text:style-name="Heading_20_3" text:outline-level="3">Notes</text:h>
      <text:list xml:id="list2966397120" text:style-name="L1">
        <text:list-item>
          <text:p text:style-name="P35">Execute, read and update can be run without <text:s/>may take a scalar as the argument too. This is interpreted to mean there is a single parameter</text:p>
        </text:list-item>
      </text:list>
      <text:p text:style-name="Heading">Variables</text:p>
      <text:p text:style-name="Text_20_body"><text:span text:style-name="T4">types. </text:span>- <text:span text:style-name="T3">a stem of names and integer values, </text:span></text:p>
      <text:p text:style-name="Preformatted_20_Text"><text:s/>types.</text:p>
      <text:p text:style-name="P8">{</text:p>
      <text:p text:style-name="P8"><text:s/>NUMERIC:2, </text:p>
      <text:p text:style-name="P7"><text:soft-page-break/><text:s/>FLOAT:6, </text:p>
      <text:p text:style-name="P7"><text:s/>BLOB:2004, </text:p>
      <text:p text:style-name="P7"><text:s/>LONGVARCHAR:-1, </text:p>
      <text:p text:style-name="P7"><text:s/>CLOB:2005, </text:p>
      <text:p text:style-name="P7"><text:s/>ARRAY:2003, </text:p>
      <text:p text:style-name="P7"><text:s/>BINARY:-2, </text:p>
      <text:p text:style-name="P7"><text:s/>CHAR:1, </text:p>
      <text:p text:style-name="P7"><text:s/>BIGINT:-5, </text:p>
      <text:p text:style-name="P7"><text:s/>TIME:92, </text:p>
      <text:p text:style-name="P7"><text:s/>BIT:-7, </text:p>
      <text:p text:style-name="P7"><text:s/>DATE:91, </text:p>
      <text:p text:style-name="P7"><text:s/>REF:2006, </text:p>
      <text:p text:style-name="P7"><text:s/>SQLXML:2009, </text:p>
      <text:p text:style-name="P7"><text:s/>SMALLINT:5, </text:p>
      <text:p text:style-name="P7"><text:s/>TIMESTAMP:93, </text:p>
      <text:p text:style-name="P7"><text:s/>VARCHAR:12, </text:p>
      <text:p text:style-name="P7"><text:s/>REAL:7, </text:p>
      <text:p text:style-name="P7"><text:s/>VARBINARY:-3, </text:p>
      <text:p text:style-name="P7"><text:s/>DOUBLE:8, </text:p>
      <text:p text:style-name="P7"><text:s/>STRUCT:2002, </text:p>
      <text:p text:style-name="P7"><text:s/>TINYINT:-6, </text:p>
      <text:p text:style-name="P7"><text:s/>INTEGER:4</text:p>
      <text:p text:style-name="P7">}</text:p>
      <text:p text:style-name="Text_20_body"/>
      <text:p text:style-name="Text_20_body"><text:span text:style-name="T3">These are internal values and should not be altered. </text:span><text:s/></text:p>
      <text:h text:style-name="P25" text:outline-level="2">Arguments</text:h>
      <text:p text:style-name="P2">The statement in each of the calls above is a string. It may be either hard coded such as </text:p>
      <text:p text:style-name="Preformatted_20_Text">select * from my_table where id='42'</text:p>
      <text:p text:style-name="P2"/>
      <text:p text:style-name="P2">which would be issued as</text:p>
      <text:p text:style-name="P1">db#read('select * from my_table where id=\'42\'');</text:p>
      <text:p text:style-name="P2">Or it may be prepared with ? signs replacing the arguments and a list of arguments and possibly their types supplied. <text:span text:style-name="T19">If there is a scalar, it is used for the only parameter, E.g.</text:span></text:p>
      <text:p text:style-name="P28">db#read('select * from my_table where id=?', '<text:span text:style-name="T19">client_DB864EF6754</text:span>');</text:p>
      <text:p text:style-name="P38"/>
      <text:p text:style-name="P2">QDL tries to be helpful, in that if you supply no SQL type, <text:s/>it will be inferred, so a string will be treated as if it is a string. </text:p>
      <text:p text:style-name="P2">That said, databases can have any number of oddities so if you need a specific SQL type (e.g. you have a column that is a tinyint) then by all means specify it. In this case, if the argument were a tiny int, you would issue</text:p>
      <text:p text:style-name="P1">db#read('select * from my_table where id=?', [42,types.TINYINT]);</text:p>
      <text:p text:style-name="Text_20_body"/>
      <text:p text:style-name="P2">Prepared statements are also extremely useful so you don’t have to do a lot of escaping of quotes. For instance to do a search using a regex might look like</text:p>
      <text:p text:style-name="Preformatted_20_Text"><text:soft-page-break/><text:s text:c="5"/>db#read('select client_id from oauth2.clients where client_id regexp ?', ['.*123.*'])</text:p>
      <text:p text:style-name="Preformatted_20_Text">{client_id:oa4mp:/client_id/7142f3461239deb57d98ba3a4636}</text:p>
      <text:p text:style-name="P39">Remember that SQL engines are not really QDL aware, so if you are trying to store your 1000 digit approximation to pi as a number, the database may simply refuse to accept it. </text:p>
      <text:p text:style-name="P36">Finally, <text:span text:style-name="T22">read</text:span> always returns a list since there are generally assumed to be multiple results. This also holds if you supply a scalar as the second argument.</text:p>
      <text:h text:style-name="P26" text:outline-level="2">Batch processing</text:h>
      <text:p text:style-name="P36">There are two batch calls, <text:span text:style-name="T22">batch_execute</text:span> for updates and inserts <text:span text:style-name="T7">i.e., </text:span><text:span text:style-name="T10">that do not return a result from the database, and </text:span><text:span text:style-name="T23">batch_read</text:span><text:span text:style-name="T10"> that does return results. While you could loop and get formally the same result, in practice, connecting to a database is often a very expensive operation that can exhaust system resources, especially for a huge update or collection of inserts. It is far better to send everything as a single command to the database and databases are generally very well optimized for this. </text:span></text:p>
      <text:h text:style-name="P27" text:outline-level="3">batch_read</text:h>
      <text:p text:style-name="Heading">Description</text:p>
      <text:p text:style-name="P40">Do multiple queries on the database in a single request. </text:p>
      <text:p text:style-name="Heading">Usage</text:p>
      <text:p text:style-name="P29"><text:span text:style-name="T24">batch_read(statement, args.{, flatten})</text:span></text:p>
      <text:p text:style-name="Heading">Arguments</text:p>
      <text:p text:style-name="P40">statement – a (prepared) statement that will be executed</text:p>
      <text:p text:style-name="P40">args. - a stem. This may be a stem of scalars if there is a single parameter in the statement or it may be a stem of lists. In a list, the order of the elements is the order they are used in the prepared statement.</text:p>
      <text:p text:style-name="Text_20_body"><text:span text:style-name="T24">Flatten – (optional) a boolean to control the returned result. If <text:s/>args. is a stem of scalars, </text:span><text:span text:style-name="T8">and </text:span><text:span text:style-name="T11">there is at most one result per query, </text:span><text:span text:style-name="T8">then </text:span><text:span text:style-name="T24">setting flatten to </text:span><text:span text:style-name="T21">true </text:span><text:span text:style-name="T24">will try to return a result matching each element of the stem.</text:span></text:p>
      <text:p text:style-name="Heading">Output</text:p>
      <text:p text:style-name="P41">A stem conformable to <text:span text:style-name="T22">args.</text:span> of results.</text:p>
      <text:p text:style-name="Heading">Examples</text:p>
      <text:p text:style-name="P40">In this example, a simple prepared statement (single parameter) is evaluated for a general stem. Each entry in the stem is a (trivial) list. The response is a stem each of whose entries is a list of results. </text:p>
      <text:p text:style-name="Preformatted_20_Text"><text:s text:c="3"/>stmt := 'select client_id, creation_ts from oauth2.clients where client_id=?'</text:p>
      <text:p text:style-name="Preformatted_20_Text"><text:s text:c="3"/>args.:={'zero':['oa4mp:/client/234234'], 'one':['oa4mp:/client_id/5667']}</text:p>
      <text:p text:style-name="Preformatted_20_Text"><text:soft-page-break/><text:s text:c="3"/>db#batch_read(stmt, args.);</text:p>
      <text:p text:style-name="Preformatted_20_Text"/>
      <text:p text:style-name="Preformatted_20_Text">{</text:p>
      <text:p text:style-name="Preformatted_20_Text"><text:s/>zero : [{creation_ts:2023-05-19T05:00:00.000Z,client_id:oa4mp:/client/234234}],</text:p>
      <text:p text:style-name="Preformatted_20_Text"><text:s text:c="2"/>one : [{creation_ts:2024-03-21T05:00:00.000Z,client_id:oa4mp:/client_id/5667}]</text:p>
      <text:p text:style-name="Preformatted_20_Text">}</text:p>
      <text:p text:style-name="P40"/>
      <text:p text:style-name="P40">E.g. With flatten.</text:p>
      <text:p text:style-name="P40">In this case, a list of strings is supplied and the flatten argument is set to true, so any list of results that has a single element is flattened to its contents (hence the name). This allows the case that simple cases stay simple.</text:p>
      <text:p text:style-name="P40"/>
      <text:p text:style-name="Preformatted_20_Text"><text:s text:c="3"/>args1.:=['oa4mp:/client/234234','oa4mp:/client_id/5667']</text:p>
      <text:p text:style-name="Preformatted_20_Text"><text:s text:c="3"/>db#batch_read(stmt, args1., true)</text:p>
      <text:p text:style-name="Preformatted_20_Text">[</text:p>
      <text:p text:style-name="Preformatted_20_Text">{creation_ts:2023-05-19T05:00:00.000Z,client_id:oa4mp:/client/234234},</text:p>
      <text:p text:style-name="Preformatted_20_Text">{creation_ts:2024-03-21T05:00:00.000Z,client_id:oa4mp:/client_id/5667}</text:p>
      <text:p text:style-name="Preformatted_20_Text">]</text:p>
      <text:h text:style-name="P27" text:outline-level="3">batch_execute</text:h>
      <text:p text:style-name="Heading">Description</text:p>
      <text:p text:style-name="P41">Execute multiple prepared statements in a single call.</text:p>
      <text:p text:style-name="Heading">Usage</text:p>
      <text:p text:style-name="Preformatted_20_Text">batch_execute(statement, args.)</text:p>
      <text:p text:style-name="Heading">Arguments</text:p>
      <text:p text:style-name="P42">statement – a string that is the prepared statement.</text:p>
      <text:p text:style-name="P42">args. - A stem of scalars (if there is a single parameter in the statement) or a list of values which will be used to prepare the statement.</text:p>
      <text:p text:style-name="Heading">Output</text:p>
      <text:p text:style-name="P42">At stem conformable to args., where each element is an integer. If the 0 &lt;= value, then this is the number of rows affected by the statement. If negative, this offers one of two conditions:</text:p>
      <text:list xml:id="list117559828" text:style-name="L2">
        <text:list-item>
          <text:p text:style-name="P43"><text:span text:style-name="T20">-2</text:span> = the operation worked, but no other information is available</text:p>
        </text:list-item>
        <text:list-item>
          <text:p text:style-name="P43"><text:span text:style-name="T20">-3</text:span> = the statement failed, but processing continued. </text:p>
        </text:list-item>
      </text:list>
      <text:p text:style-name="Heading">Examples.</text:p>
      <text:p text:style-name="P42">E.g.</text:p>
      <text:p text:style-name="P42">Let us use the prepared statement</text:p>
      <text:p text:style-name="P30"><text:soft-page-break/>stmt := 'UPDATE my_table set accessed=? where id=? AND (access IS NULL or create_ts&lt;?)'</text:p>
      <text:p text:style-name="P42"/>
      <text:p text:style-name="P42">and we have a large list of values. Each element of the list is a list whose values are used in the prepared statement</text:p>
      <text:p text:style-name="Preformatted_20_Text">v.:=[[date_ms(), '7D5EF', date_ms()-2419200000], [date_ms(),'C46AB',date_ms()-2419200000]]</text:p>
      <text:p text:style-name="P42">(just 2 for this example, but it could be thousands). You issue</text:p>
      <text:p text:style-name="Preformatted_20_Text">rc. := batch_execute(stmt, v.)</text:p>
      <text:p text:style-name="Text_20_body"/>
      <text:p text:style-name="P44">The next example will show possible return codes in more detail.</text:p>
      <text:p text:style-name="Text_20_body">E.g. <text:span text:style-name="T25">M</text:span>ass delete</text:p>
      <text:p text:style-name="Text_20_body">This will do a mass delete by a unique id. It uses the fact that the function accepts a list of scalars if there is a single parameter. <text:span text:style-name="T25">Mass deletes are a fine usage of this because deletes can be extremely resource intensive</text:span><text:span text:style-name="T25"><text:note text:id="ftn0" text:note-class="footnote"><text:note-citation>1</text:note-citation><text:note-body><text:p text:style-name="P24">For most databases, the row to be deleted is copied so that if there is an error, it may be rolled back. In addition, any and all indices are updated. For a large entry with several indices, deletes can be very resource intensive and doing them in batches is therefore often very well optimized in most databases. As in, doing them by hand sequentially with, say, a loop may be at least an order of magnitude slower than using a batch delete.</text:p></text:note-body></text:note></text:span></text:p>
      <text:p text:style-name="Preformatted_20_Text"><text:s text:c="3"/>stmt = 'DELETE from my_table WHERE id = ?</text:p>
      <text:p text:style-name="Preformatted_20_Text"><text:s text:c="3"/>ids.:=['ADC745B','B6434F','C984E875',...];</text:p>
      <text:p text:style-name="Preformatted_20_Text"><text:s text:c="3"/>batch_execute(stmt, ids.);</text:p>
      <text:p text:style-name="Preformatted_20_Text">[1,-2,<text:span text:style-name="T25">0,5,-3</text:span>,…]</text:p>
      <text:p text:style-name="P42">in this case various return codes are in effect showing the number of affected rows (&gt;= 0) or how processing happened. -2 means it worked, but the system cannot report more, -3 means it failed. </text:p>
      <text:h text:style-name="Heading_20_2" text:outline-level="2">Responses</text:h>
      <text:p text:style-name="P12">A <text:span text:style-name="T9">stem response</text:span> is of the form </text:p>
      <text:p text:style-name="P13"/>
      <text:p text:style-name="Preformatted_20_Text">{<text:span text:style-name="T13">column</text:span><text:span text:style-name="T17">0</text:span>:value<text:span text:style-name="T17">0</text:span>, <text:span text:style-name="T13">column</text:span><text:span text:style-name="T17">1</text:span>:value<text:span text:style-name="T17">1, </text:span>…}</text:p>
      <text:p text:style-name="P13"/>
      <text:p text:style-name="P10"><text:span text:style-name="T17">The response from a read will be either a stem response (if there is a single row returned) or a list of them for multiple rows. <text:s/></text:span><text:span text:style-name="T18">The type of the value will be one of the basic QDL types, matched up to the response from the server. Default case is value is a string.</text:span></text:p>
      <text:p text:style-name="P13">Only a read will return a response. <text:s/>In the example above, including the response we would have </text:p>
      <text:p text:style-name="P9"><text:s text:c="5"/>db#read('select client_id from oauth2.clients where client_id regexp ?', ['.*123.*'])</text:p>
      <text:p text:style-name="P11">{client_id:oa4mp:/client_id/7142f3461239deb57d98ba3a4636} </text:p>
      <text:p text:style-name="Text_20_body"/>
      <text:p text:style-name="Text_20_body">In this <text:span text:style-name="T18">case, the select statement requested a single column, client_id and that is therefore the only key in the response. </text:span></text:p>
      <text:h text:style-name="Heading_20_1" text:outline-level="1"><text:soft-page-break/>Connecting to the database</text:h>
      <text:p text:style-name="P2">The basic way to do this is to create a stem of values and pass that to the connect function. Supported values are</text:p>
      <table:table table:name="Table2" table:style-name="Table2">
        <table:table-column table:style-name="Table2.A"/>
        <table:table-column table:style-name="Table2.B"/>
        <table:table-column table:style-name="Table2.C"/>
        <table:table-row>
          <table:table-cell table:style-name="Table2.A1" office:value-type="string">
            <text:p text:style-name="P16">Name</text:p>
          </table:table-cell>
          <table:table-cell table:style-name="Table2.A1" office:value-type="string">
            <text:p text:style-name="P15">Description</text:p>
          </table:table-cell>
          <table:table-cell table:style-name="Table2.C1" office:value-type="string">
            <text:p text:style-name="P15">Comment</text:p>
          </table:table-cell>
        </table:table-row>
        <table:table-row>
          <table:table-cell table:style-name="Table2.A2" office:value-type="string">
            <text:p text:style-name="P21">username </text:p>
          </table:table-cell>
          <table:table-cell table:style-name="Table2.A2" office:value-type="string">
            <text:p text:style-name="P5">The user name</text:p>
          </table:table-cell>
          <table:table-cell table:style-name="Table2.C2" office:value-type="string">
            <text:p text:style-name="Table_20_Contents"/>
          </table:table-cell>
        </table:table-row>
        <table:table-row>
          <table:table-cell table:style-name="Table2.A2" office:value-type="string">
            <text:p text:style-name="P21">password</text:p>
          </table:table-cell>
          <table:table-cell table:style-name="Table2.A2" office:value-type="string">
            <text:p text:style-name="P5">The password</text:p>
          </table:table-cell>
          <table:table-cell table:style-name="Table2.C2" office:value-type="string">
            <text:p text:style-name="Table_20_Contents"/>
          </table:table-cell>
        </table:table-row>
        <table:table-row>
          <table:table-cell table:style-name="Table2.A2" office:value-type="string">
            <text:p text:style-name="P21">database </text:p>
          </table:table-cell>
          <table:table-cell table:style-name="Table2.A2" office:value-type="string">
            <text:p text:style-name="P5">The name of the database</text:p>
          </table:table-cell>
          <table:table-cell table:style-name="Table2.C2" office:value-type="string">
            <text:p text:style-name="P5">In Derby this is the path </text:p>
          </table:table-cell>
        </table:table-row>
        <table:table-row>
          <table:table-cell table:style-name="Table2.A2" office:value-type="string">
            <text:p text:style-name="P21">schema</text:p>
          </table:table-cell>
          <table:table-cell table:style-name="Table2.A2" office:value-type="string">
            <text:p text:style-name="P5">The schema </text:p>
          </table:table-cell>
          <table:table-cell table:style-name="Table2.C2" office:value-type="string">
            <text:p text:style-name="Table_20_Contents"/>
          </table:table-cell>
        </table:table-row>
        <table:table-row>
          <table:table-cell table:style-name="Table2.A2" office:value-type="string">
            <text:p text:style-name="P21">host</text:p>
          </table:table-cell>
          <table:table-cell table:style-name="Table2.A2" office:value-type="string">
            <text:p text:style-name="P5">The host</text:p>
          </table:table-cell>
          <table:table-cell table:style-name="Table2.C2" office:value-type="string">
            <text:p text:style-name="Table_20_Contents"/>
          </table:table-cell>
        </table:table-row>
        <table:table-row>
          <table:table-cell table:style-name="Table2.A2" office:value-type="string">
            <text:p text:style-name="P21">port</text:p>
          </table:table-cell>
          <table:table-cell table:style-name="Table2.A2" office:value-type="string">
            <text:p text:style-name="P5">The port</text:p>
          </table:table-cell>
          <table:table-cell table:style-name="Table2.C2" office:value-type="string">
            <text:p text:style-name="P5">Standard ports are 3306 for maria DB and mysql and 5432 for postgres. Derby does not use ports</text:p>
          </table:table-cell>
        </table:table-row>
        <table:table-row>
          <table:table-cell table:style-name="Table2.A2" office:value-type="string">
            <text:p text:style-name="P21">parameters </text:p>
          </table:table-cell>
          <table:table-cell table:style-name="Table2.A2" office:value-type="string">
            <text:p text:style-name="P5">Specific connection parameters</text:p>
          </table:table-cell>
          <table:table-cell table:style-name="Table2.C2" office:value-type="string">
            <text:p text:style-name="P5">These are very vendor specific</text:p>
          </table:table-cell>
        </table:table-row>
        <table:table-row>
          <table:table-cell table:style-name="Table2.A2" office:value-type="string">
            <text:p text:style-name="P21">useSSL</text:p>
          </table:table-cell>
          <table:table-cell table:style-name="Table2.A2" office:value-type="string">
            <text:p text:style-name="P5">Use SSL for the connection</text:p>
          </table:table-cell>
          <table:table-cell table:style-name="Table2.C2" office:value-type="string">
            <text:p text:style-name="P5">Make <text:span text:style-name="T7">sure</text:span><text:span text:style-name="T10"> you have set up SSL correctly first!</text:span></text:p>
          </table:table-cell>
        </table:table-row>
        <table:table-row>
          <table:table-cell table:style-name="Table2.A2" office:value-type="string">
            <text:p text:style-name="P21">bootPassword</text:p>
          </table:table-cell>
          <table:table-cell table:style-name="Table2.A2" office:value-type="string">
            <text:p text:style-name="P5">The boot password</text:p>
          </table:table-cell>
          <table:table-cell table:style-name="Table2.C2" office:value-type="string">
            <text:p text:style-name="P5">Derby only</text:p>
          </table:table-cell>
        </table:table-row>
        <table:table-row>
          <table:table-cell table:style-name="Table2.A2" office:value-type="string">
            <text:p text:style-name="P21"><text:span text:style-name="T6">i</text:span>nMemory</text:p>
          </table:table-cell>
          <table:table-cell table:style-name="Table2.A2" office:value-type="string">
            <text:p text:style-name="P5">Run in memory only</text:p>
          </table:table-cell>
          <table:table-cell table:style-name="Table2.C2" office:value-type="string">
            <text:p text:style-name="P5">Derby. Note that this database will vanish as soon as you exit QDL.</text:p>
          </table:table-cell>
        </table:table-row>
        <table:table-row>
          <table:table-cell table:style-name="Table2.A2" office:value-type="string">
            <text:p text:style-name="P21"><text:span text:style-name="T6">t</text:span>ype </text:p>
          </table:table-cell>
          <table:table-cell table:style-name="Table2.A2" office:value-type="string">
            <text:p text:style-name="P5">The type of the connection</text:p>
          </table:table-cell>
          <table:table-cell table:style-name="Table2.C2" office:value-type="string">
            <text:p text:style-name="P3">One of mysql, mariadb, postgres or derby</text:p>
          </table:table-cell>
        </table:table-row>
      </table:table>
      <text:p text:style-name="P2"/>
      <text:p text:style-name="Heading">An Example </text:p>
      <text:p text:style-name="Preformatted_20_Text"><text:s text:c="4"/>cfg.'username' := '<text:span text:style-name="T12">qdl-user</text:span>';</text:p>
      <text:p text:style-name="Preformatted_20_Text"><text:s text:c="4"/>cfg.'password' := '<text:span text:style-name="T12">w00fity</text:span>';</text:p>
      <text:p text:style-name="Preformatted_20_Text"><text:s text:c="4"/>cfg.'schema' := '<text:span text:style-name="T12">qdl_test</text:span>';</text:p>
      <text:p text:style-name="Preformatted_20_Text"><text:s text:c="4"/>cfg.'database' := '<text:span text:style-name="T12">qdl_test</text:span>';</text:p>
      <text:p text:style-name="Preformatted_20_Text"><text:s text:c="4"/>cfg.'host' := 'localhost';</text:p>
      <text:p text:style-name="Preformatted_20_Text"><text:s text:c="4"/>cfg.'port' := 3306;</text:p>
      <text:p text:style-name="Preformatted_20_Text"><text:s text:c="4"/>cfg.'type' := 'mariadb';</text:p>
      <text:p text:style-name="P4"><text:s text:c="3"/>db#connect(cfg.);</text:p>
      <text:p text:style-name="P4">true</text:p>
      <text:p text:style-name="Text_20_body"/>
      <text:p text:style-name="P6">This indicates that a connection to the database was made. <text:s text:c="2"/>Here is a test to count the rows in one of the tables</text:p>
      <text:p text:style-name="Preformatted_20_Text"><text:s text:c="5"/>db#read('select count(*) from transactions');</text:p>
      <text:p text:style-name="Preformatted_20_Text">{count(*):161}</text:p>
      <text:p text:style-name="Text_20_body"/>
      <text:p text:style-name="Text_20_body"><text:soft-page-break/><text:span text:style-name="T14">The result is a stem. </text:span><text:span text:style-name="T15">Note that the database engine itself returned the name of the result as </text:span><text:span text:style-name="T5">'count(*)' </text:span><text:span text:style-name="T15">and this may vary by vendor. </text:span><text:span text:style-name="T16">In any case, there are 161 entries in the given table for the given database.</text:span></text:p>
      <text:h text:style-name="Heading_20_3" text:outline-level="3">How do I close a connection?</text:h>
      <text:p text:style-name="P23">You don’t. <text:s/>Connecting to the database means creating a pool that makes connections and destroys them as needed, so there is no single connection to dispose o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a0acf"/>
      <style:paragraph-properties fo:margin-top="0in" fo:margin-bottom="0in" style:contextual-spacing="false" fo:background-color="#0a0ac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4:38:26.686600667</meta:creation-date>
    <dc:date>2024-08-19T16:46:07.796449781</dc:date>
    <meta:editing-duration>P12DT6H50M1S</meta:editing-duration>
    <meta:editing-cycles>17</meta:editing-cycles>
    <meta:generator>LibreOffice/7.3.7.2$Linux_X86_64 LibreOffice_project/30$Build-2</meta:generator>
    <meta:document-statistic meta:table-count="2" meta:image-count="0" meta:object-count="0" meta:page-count="7" meta:paragraph-count="185" meta:word-count="1560" meta:character-count="9857" meta:non-whitespace-character-count="8325"/>
  </office:meta>
</office:document-meta>
</file>